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4.456cm"/>
    </style:style>
    <style:style style:name="co31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2" style:family="table-column">
      <style:table-column-properties fo:break-before="auto" style:column-width="3.316cm"/>
    </style:style>
    <style:style style:name="co23" style:family="table-column">
      <style:table-column-properties fo:break-before="auto" style:column-width="1.353cm"/>
    </style:style>
    <style:style style:name="co24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79" style:family="table-cell" style:parent-style-name="Default">
      <style:text-properties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10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13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61" style:family="table-cell" style:parent-style-name="Default">
      <style:text-properties fo:color="#008000" fo:font-weight="bold" style:font-weight-asian="bold" style:font-weight-complex="bold"/>
    </style:style>
    <style:style style:name="ce162" style:family="table-cell" style:parent-style-name="Default" style:data-style-name="N100">
      <style:text-properties fo:color="#008000"/>
    </style:style>
    <style:style style:name="ce163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64" style:family="table-cell" style:parent-style-name="Default" style:data-style-name="N20121">
      <style:text-properties fo:color="#008000"/>
    </style:style>
    <style:style style:name="ce165" style:family="table-cell" style:parent-style-name="Default" style:data-style-name="N45">
      <style:text-properties fo:color="#008000" fo:font-weight="bold" style:font-weight-asian="bold" style:font-weight-complex="bold"/>
    </style:style>
    <style:style style:name="ce166" style:family="table-cell" style:parent-style-name="Default" style:data-style-name="N0">
      <style:text-properties fo:color="#008000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6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69" style:family="table-cell" style:parent-style-name="Default" style:data-style-name="N20121">
      <style:text-properties fo:color="#800000"/>
    </style:style>
    <style:style style:name="ce17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171" style:family="table-cell" style:parent-style-name="Default" style:data-style-name="N100">
      <style:text-properties fo:color="#800000" fo:font-weight="bold" style:font-weight-asian="bold" style:font-weight-complex="bold"/>
    </style:style>
    <style:style style:name="ce172" style:family="table-cell" style:parent-style-name="Default" style:data-style-name="N100">
      <style:text-properties fo:color="#800000"/>
    </style:style>
    <style:style style:name="ce173" style:family="table-cell" style:parent-style-name="Default">
      <style:text-properties fo:color="#800000" fo:font-weight="bold" style:font-weight-asian="bold" style:font-weight-complex="bold"/>
    </style:style>
    <style:style style:name="ce17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175" style:family="table-cell" style:parent-style-name="Default" style:data-style-name="N20040">
      <style:text-properties fo:color="#800000"/>
    </style:style>
    <style:style style:name="ce178" style:family="table-cell" style:parent-style-name="Default">
      <style:text-properties fo:font-weight="bold" style:font-weight-asian="bold" style:font-weight-complex="bold"/>
    </style:style>
    <style:style style:name="ce17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4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1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3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  <table:content-validation table:name="val2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column table:style-name="co8" table:default-cell-style-name="ce26"/>
        <table:table-column table:style-name="co8" table:number-columns-repeated="2" table:default-cell-style-name="ce39"/>
        <table:table-column table:style-name="co9" table:default-cell-style-name="ce106"/>
        <table:table-column table:style-name="co10" table:default-cell-style-name="ce33"/>
        <table:table-column table:style-name="co10" table:default-cell-style-name="ce28"/>
        <table:table-column table:style-name="co10" table:default-cell-style-name="ce37"/>
        <table:table-column table:style-name="co10" table:number-columns-repeated="2" table:default-cell-style-name="ce28"/>
        <table:table-column table:style-name="co11" table:default-cell-style-name="ce11"/>
        <table:table-column table:style-name="co11" table:number-columns-repeated="2" table:default-cell-style-name="ce192"/>
        <table:table-column table:style-name="co11" table:default-cell-style-name="ce195"/>
        <table:table-column table:style-name="co11" table:number-columns-repeated="1004" table:default-cell-style-name="ce1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Bugs Bunny</text:p>
          </table:table-cell>
          <table:table-cell table:style-name="Default" table:number-columns-repeated="2"/>
          <table:table-cell table:style-name="ce110" office:value-type="string" calcext:value-type="string">
            <text:p>grüne Spalten:</text:p>
          </table:table-cell>
          <table:table-cell table:style-name="Default"/>
          <table:table-cell table:style-name="ce110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ACME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1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bugs.bunny@acme.com" xlink:type="simple">bugs.bunny@acme.com</text:a></text:p>
          </table:table-cell>
          <table:table-cell table:style-name="Default" table:number-columns-repeated="2"/>
          <table:table-cell table:style-name="ce113" office:value-type="string" calcext:value-type="string">
            <text:p>rote Spalten:</text:p>
          </table:table-cell>
          <table:table-cell table:style-name="Default"/>
          <table:table-cell table:style-name="ce113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Rüebli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Lieferung Rüebli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Startdatum</text:p>
          </table:table-cell>
          <table:table-cell table:style-name="ce95" office:value-type="date" office:date-value="2021-01-10" calcext:value-type="date">
            <text:p>10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4-09" calcext:value-type="date">
            <text:p>9. April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Buchhaltung Jahr</text:p>
          </table:table-cell>
          <table:table-cell table:style-name="ce12" table:formula="of:=[.B7]" office:value-type="date" office:date-value="2021-01-10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26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26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66" calcext:value-type="float">
            <text:p>66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Normal 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" calcext:value-type="currency">
            <text:p>SFr. 55.00</text:p>
          </table:table-cell>
          <table:table-cell table:style-name="ce34" table:formula="of:=IF([.E13]&lt;=0;CEILING([.B13];15);MIN(CEILING([.B13];15);[.E13]))" office:value-type="float" office:value="75" calcext:value-type="float">
            <text:p>75</text:p>
          </table:table-cell>
          <table:table-cell table:style-name="ce36" table:formula="of:=[.K13]/(24*60)" office:value-type="time" office:time-value="PT01H15M00S" calcext:value-type="time">
            <text:p>01:15</text:p>
          </table:table-cell>
          <table:table-cell table:style-name="ce38" table:formula="of:=IF([.F13]&lt;=0;[.K13]*[.N13];MIN([.K13]*[.N13];[.F13]))" office:value-type="currency" office:currency="SFr." office:value="62.5" calcext:value-type="currency">
            <text:p>SFr. 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70" calcext:value-type="float">
            <text:p>70</text:p>
          </table:table-cell>
          <table:table-cell table:style-name="Default" table:content-validation-name="val1" office:value-type="string" calcext:value-type="string">
            <text:p>Facebook</text:p>
          </table:table-cell>
          <table:table-cell table:style-name="Default" office:value-type="string" calcext:value-type="string">
            <text:p>Zsfg-a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Ja" calcext:value-type="string">
            <text:p>Ja</text:p>
          </table:table-cell>
          <table:table-cell table:style-name="ce32" table:formula="of:=[.B14]*[.N14]" office:value-type="currency" office:currency="SFr." office:value="58.3333333333333" calcext:value-type="currency">
            <text:p>SFr. 58.33</text:p>
          </table:table-cell>
          <table:table-cell table:style-name="ce34" table:formula="of:=IF([.E14]&lt;=0;CEILING([.B14];15);MIN(CEILING([.B14];15);[.E14]))" office:value-type="float" office:value="75" calcext:value-type="float">
            <text:p>75</text:p>
          </table:table-cell>
          <table:table-cell table:style-name="ce36" table:formula="of:=[.K14]/(24*60)" office:value-type="time" office:time-value="PT01H15M00S" calcext:value-type="time">
            <text:p>01:15</text:p>
          </table:table-cell>
          <table:table-cell table:style-name="ce38" table:formula="of:=IF([.F14]&lt;=0;[.K14]*[.N14];MIN([.K14]*[.N14];[.F14]))" office:value-type="currency" office:currency="SFr." office:value="62.5" calcext:value-type="currency">
            <text:p>SFr. 62.5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" calcext:value-type="float">
            <text:p>12</text:p>
          </table:table-cell>
          <table:table-cell table:style-name="Default" table:content-validation-name="val1" office:value-type="string" calcext:value-type="string">
            <text:p>Standardschreiben</text:p>
          </table:table-cell>
          <table:table-cell table:style-name="Default" office:value-type="string" calcext:value-type="string">
            <text:p>Zsfg-b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Ja" calcext:value-type="string">
            <text:p>Ja</text:p>
          </table:table-cell>
          <table:table-cell table:style-name="ce32" table:formula="of:=[.B15]*[.N15]" office:value-type="currency" office:currency="SFr." office:value="10" calcext:value-type="currency">
            <text:p>SFr. 10.00</text:p>
          </table:table-cell>
          <table:table-cell table:style-name="ce34" table:formula="of:=IF([.E15]&lt;=0;CEILING([.B15];15);MIN(CEILING([.B15];15);[.E15]))" office:value-type="float" office:value="15" calcext:value-type="float">
            <text:p>15</text:p>
          </table:table-cell>
          <table:table-cell table:style-name="ce36" table:formula="of:=[.K15]/(24*60)" office:value-type="time" office:time-value="PT00H15M00S" calcext:value-type="time">
            <text:p>00:15</text:p>
          </table:table-cell>
          <table:table-cell table:style-name="ce38" table:formula="of:=IF([.F15]&lt;=0;[.K15]*[.N15];MIN([.K15]*[.N15];[.F15]))" office:value-type="currency" office:currency="SFr." office:value="12.5" calcext:value-type="currency">
            <text:p>SFr. 12.50</text:p>
          </table:table-cell>
          <table:table-cell table:style-name="ce38" table:formula="of:=[.G15]/[.H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480" calcext:value-type="float">
            <text:p>48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Normal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]);[$Konfiguration.B$6];VLOOKUP([.C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400" calcext:value-type="currency">
            <text:p>SFr. 400.00</text:p>
          </table:table-cell>
          <table:table-cell table:style-name="ce34" table:formula="of:=IF([.E16]&lt;=0;CEILING([.B16];15);MIN(CEILING([.B16];15);[.E16]))" office:value-type="float" office:value="480" calcext:value-type="float">
            <text:p>480</text:p>
          </table:table-cell>
          <table:table-cell table:style-name="ce36" table:formula="of:=[.K16]/(24*60)" office:value-type="time" office:time-value="PT08H00M00S" calcext:value-type="time">
            <text:p>08:00</text:p>
          </table:table-cell>
          <table:table-cell table:style-name="ce38" table:formula="of:=IF([.F16]&lt;=0;[.K16]*[.N16];MIN([.K16]*[.N16];[.F16]))" office:value-type="currency" office:currency="SFr." office:value="400" calcext:value-type="currency">
            <text:p>SFr. 400.00</text:p>
          </table:table-cell>
          <table:table-cell table:style-name="ce38" table:formula="of:=[.G16]/[.H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Zsfg-a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29.1666666666667" calcext:value-type="currency">
            <text:p>SFr. 29.17</text:p>
          </table:table-cell>
          <table:table-cell table:style-name="ce34" table:formula="of:=IF([.E17]&lt;=0;CEILING([.B17];15);MIN(CEILING([.B17];15);[.E17]))" office:value-type="float" office:value="45" calcext:value-type="float">
            <text:p>45</text:p>
          </table:table-cell>
          <table:table-cell table:style-name="ce36" table:formula="of:=[.K17]/(24*60)" office:value-type="time" office:time-value="PT00H45M00S" calcext:value-type="time">
            <text:p>00:45</text:p>
          </table:table-cell>
          <table:table-cell table:style-name="ce38" table:formula="of:=IF([.F17]&lt;=0;[.K17]*[.N17];MIN([.K17]*[.N17];[.F17]))" office:value-type="currency" office:currency="SFr." office:value="37.5" calcext:value-type="currency">
            <text:p>SFr. 37.5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4" calcext:value-type="float">
            <text:p>4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Zsfg-b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3.33333333333333" calcext:value-type="currency">
            <text:p>SFr. 3.33</text:p>
          </table:table-cell>
          <table:table-cell table:style-name="ce34" table:formula="of:=IF([.E18]&lt;=0;CEILING([.B18];15);MIN(CEILING([.B18];15);[.E18]))" office:value-type="float" office:value="15" calcext:value-type="float">
            <text:p>15</text:p>
          </table:table-cell>
          <table:table-cell table:style-name="ce36" table:formula="of:=[.K18]/(24*60)" office:value-type="time" office:time-value="PT00H15M00S" calcext:value-type="time">
            <text:p>00:15</text:p>
          </table:table-cell>
          <table:table-cell table:style-name="ce38" table:formula="of:=IF([.F18]&lt;=0;[.K18]*[.N18];MIN([.K18]*[.N18];[.F18]))" office:value-type="currency" office:currency="SFr." office:value="12.5" calcext:value-type="currency">
            <text:p>SFr. 12.50</text:p>
          </table:table-cell>
          <table:table-cell table:style-name="ce38" table:formula="of:=[.G18]/[.H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8" calcext:value-type="date">
            <text:p>18.01.2021</text:p>
          </table:table-cell>
          <table:table-cell table:style-name="ce114" office:value-type="float" office:value="90" calcext:value-type="float">
            <text:p>9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zeit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Nein" calcext:value-type="string">
            <text:p>Nein</text:p>
          </table:table-cell>
          <table:table-cell table:style-name="ce32" table:formula="of:=[.B19]*[.N19]" office:value-type="currency" office:currency="SFr." office:value="75" calcext:value-type="currency">
            <text:p>SFr. 75.00</text:p>
          </table:table-cell>
          <table:table-cell table:style-name="ce34" table:formula="of:=IF([.E19]&lt;=0;CEILING([.B19];15);MIN(CEILING([.B19];15);[.E19]))" office:value-type="float" office:value="90" calcext:value-type="float">
            <text:p>90</text:p>
          </table:table-cell>
          <table:table-cell table:style-name="ce36" table:formula="of:=[.K19]/(24*60)" office:value-type="time" office:time-value="PT01H30M00S" calcext:value-type="time">
            <text:p>01:30</text:p>
          </table:table-cell>
          <table:table-cell table:style-name="ce38" table:formula="of:=IF([.F19]&lt;=0;[.K19]*[.N19];MIN([.K19]*[.N19];[.F19]))" office:value-type="currency" office:currency="SFr." office:value="75" calcext:value-type="currency">
            <text:p>SFr. 75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115" office:value-type="float" office:value="110" calcext:value-type="float">
            <text:p>11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zeit 2</text:p>
          </table:table-cell>
          <table:table-cell table:style-name="ce23" office:value-type="float" office:value="100" calcext:value-type="float">
            <text:p>10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Nein" calcext:value-type="string">
            <text:p>Nein</text:p>
          </table:table-cell>
          <table:table-cell table:style-name="ce32" table:formula="of:=[.B20]*[.N20]" office:value-type="currency" office:currency="SFr." office:value="91.6666666666667" calcext:value-type="currency">
            <text:p>SFr. 91.67</text:p>
          </table:table-cell>
          <table:table-cell table:style-name="ce34" table:formula="of:=IF([.E20]&lt;=0;CEILING([.B20];15);MIN(CEILING([.B20];15);[.E20]))" office:value-type="float" office:value="100" calcext:value-type="float">
            <text:p>100</text:p>
          </table:table-cell>
          <table:table-cell table:style-name="ce36" table:formula="of:=[.K20]/(24*60)" office:value-type="time" office:time-value="PT01H40M00S" calcext:value-type="time">
            <text:p>01:40</text:p>
          </table:table-cell>
          <table:table-cell table:style-name="ce38" table:formula="of:=IF([.F20]&lt;=0;[.K20]*[.N20];MIN([.K20]*[.N20];[.F20]))" office:value-type="currency" office:currency="SFr." office:value="83.3333333333333" calcext:value-type="currency">
            <text:p>SFr. 83.33</text:p>
          </table:table-cell>
          <table:table-cell table:style-name="ce38" table:formula="of:=[.G20]/[.H20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20" calcext:value-type="date">
            <text:p>20.01.2021</text:p>
          </table:table-cell>
          <table:table-cell table:style-name="ce115" office:value-type="float" office:value="110" calcext:value-type="float">
            <text:p>11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5" office:value-type="string" calcext:value-type="string">
            <text:p>Kd-geld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Nein" calcext:value-type="string">
            <text:p>Nein</text:p>
          </table:table-cell>
          <table:table-cell table:style-name="ce32" table:formula="of:=[.B21]*[.N21]" office:value-type="currency" office:currency="SFr." office:value="91.6666666666667" calcext:value-type="currency">
            <text:p>SFr. 91.67</text:p>
          </table:table-cell>
          <table:table-cell table:style-name="ce34" table:formula="of:=IF([.E21]&lt;=0;CEILING([.B21];15);MIN(CEILING([.B21];15);[.E21]))" office:value-type="float" office:value="120" calcext:value-type="float">
            <text:p>120</text:p>
          </table:table-cell>
          <table:table-cell table:style-name="ce36" table:formula="of:=[.K21]/(24*60)" office:value-type="time" office:time-value="PT02H00M00S" calcext:value-type="time">
            <text:p>02:00</text:p>
          </table:table-cell>
          <table:table-cell table:style-name="ce38" table:formula="of:=IF([.F21]&lt;=0;[.K21]*[.N21];MIN([.K21]*[.N21];[.F21]))" office:value-type="currency" office:currency="SFr." office:value="100" calcext:value-type="currency">
            <text:p>SFr. 10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 office:value-type="date" office:date-value="2021-01-19" calcext:value-type="date">
            <text:p>19.01.2021</text:p>
          </table:table-cell>
          <table:table-cell table:style-name="ce114" office:value-type="float" office:value="130" calcext:value-type="float">
            <text:p>13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geld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100" calcext:value-type="currency">
            <text:p>CHF 10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Nein" calcext:value-type="string">
            <text:p>Nein</text:p>
          </table:table-cell>
          <table:table-cell table:style-name="ce32" table:formula="of:=[.B22]*[.N22]" office:value-type="currency" office:currency="SFr." office:value="108.333333333333" calcext:value-type="currency">
            <text:p>SFr. 108.33</text:p>
          </table:table-cell>
          <table:table-cell table:style-name="ce34" table:formula="of:=IF([.E22]&lt;=0;CEILING([.B22];15);MIN(CEILING([.B22];15);[.E22]))" office:value-type="float" office:value="135" calcext:value-type="float">
            <text:p>135</text:p>
          </table:table-cell>
          <table:table-cell table:style-name="ce36" table:formula="of:=[.K22]/(24*60)" office:value-type="time" office:time-value="PT02H15M00S" calcext:value-type="time">
            <text:p>02:15</text:p>
          </table:table-cell>
          <table:table-cell table:style-name="ce38" table:formula="of:=IF([.F22]&lt;=0;[.K22]*[.N22];MIN([.K22]*[.N22];[.F22]))" office:value-type="currency" office:currency="SFr." office:value="100" calcext:value-type="currency">
            <text:p>SFr. 10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column table:style-name="co12" table:default-cell-style-name="ce164"/>
        <table:table-column table:style-name="co16" table:default-cell-style-name="ce110"/>
        <table:table-column table:style-name="co17" table:default-cell-style-name="ce169"/>
        <table:table-column table:style-name="co18" table:number-columns-repeated="2" table:default-cell-style-name="ce113"/>
        <table:table-column table:style-name="co12" table:default-cell-style-name="ce175"/>
        <table:table-column table:style-name="co12" table:default-cell-style-name="ce113"/>
        <table:table-column table:style-name="co12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4">
          <table:table-cell table:style-name="ce161" office:value-type="string" calcext:value-type="string">
            <text:p>Name</text:p>
          </table:table-cell>
          <table:table-cell table:style-name="ce161" office:value-type="string" calcext:value-type="string">
            <text:p>Zusammenfassen</text:p>
          </table:table-cell>
          <table:table-cell table:style-name="ce161" office:value-type="string" calcext:value-type="string">
            <text:p>zusf. auf X Min.</text:p>
          </table:table-cell>
          <table:table-cell table:style-name="ce163" office:value-type="string" calcext:value-type="string">
            <text:p>CHF</text:p>
          </table:table-cell>
          <table:table-cell table:style-name="ce165" office:value-type="string" calcext:value-type="string">
            <text:p>Zeit (Minuten)</text:p>
          </table:table-cell>
          <table:table-cell table:style-name="ce168" office:value-type="string" calcext:value-type="string">
            <text:p>Minutenansatz</text:p>
          </table:table-cell>
          <table:table-cell table:style-name="ce171" office:value-type="string" calcext:value-type="string">
            <text:p>Minuten gebraucht</text:p>
          </table:table-cell>
          <table:table-cell table:style-name="ce173" office:value-type="string" calcext:value-type="string">
            <text:p>Minuten gerundet</text:p>
          </table:table-cell>
          <table:table-cell table:style-name="ce174" office:value-type="string" calcext:value-type="string">
            <text:p>Zeit</text:p>
          </table:table-cell>
          <table:table-cell table:style-name="ce173" office:value-type="string" calcext:value-type="string">
            <text:p>Kosten</text:p>
          </table:table-cell>
          <table:table-cell table:style-name="ce178" table:number-columns-repeated="1012"/>
        </table:table-row>
        <table:table-row table:style-name="ro4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2]/[.E2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6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78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0"/>
        </table:table-row>
        <table:table-row table:style-name="ro4">
          <table:table-cell table:style-name="ce162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3]/[.E3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105</text:p>
          </table:table-cell>
          <table:table-cell table:formula="of:=CEILING([.G3];[.C3];0)" office:value-type="float" office:value="105" calcext:value-type="float">
            <text:p>105</text:p>
          </table:table-cell>
          <table:table-cell table:formula="of:=[.H3]/(24*60)" office:value-type="time" office:time-value="PT01H45M00S" calcext:value-type="time">
            <text:p>01:45</text:p>
          </table:table-cell>
          <table:table-cell table:style-name="ce169" table:formula="of:=[.H3]*[.F3]" office:value-type="currency" office:currency="SFr." office:value="87.5" calcext:value-type="currency">
            <text:p>SFr. 87.5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16</text:p>
          </table:table-cell>
          <table:table-cell table:formula="of:=CEILING([.G4];[.C4];0)" office:value-type="float" office:value="30" calcext:value-type="float">
            <text:p>30</text:p>
          </table:table-cell>
          <table:table-cell table:formula="of:=[.H4]/(24*60)" office:value-type="time" office:time-value="PT00H30M00S" calcext:value-type="time">
            <text:p>00:30</text:p>
          </table:table-cell>
          <table:table-cell table:style-name="ce169" table:formula="of:=[.H4]*[.F4]" office:value-type="currency" office:currency="SFr." office:value="25" calcext:value-type="currency">
            <text:p>SFr. 25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0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6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61" table:number-columns-repeated="2"/>
          <table:table-cell table:style-name="Default"/>
          <table:table-cell table:style-name="ce163"/>
          <table:table-cell table:style-name="ce167"/>
          <table:table-cell table:style-name="ce170"/>
          <table:table-cell table:style-name="ce171" office:value-type="string" calcext:value-type="string">
            <text:p>0</text:p>
          </table:table-cell>
          <table:table-cell table:style-name="ce173"/>
          <table:table-cell table:style-name="ce174" table:formula="of:=SUM([.I2:.I5])" office:value-type="time" office:time-value="PT02H15M00S" calcext:value-type="time">
            <text:p>02:15</text:p>
          </table:table-cell>
          <table:table-cell table:style-name="ce170" table:formula="of:=SUM([.J2:.J5])" office:value-type="currency" office:currency="SFr." office:value="112.5" calcext:value-type="currency">
            <text:p>SFr. 112.50</text:p>
          </table:table-cell>
          <table:table-cell table:style-name="ce177"/>
          <table:table-cell table:style-name="ce178" office:value-type="string" calcext:value-type="string">
            <text:p>Neuen Arbeitstyp erfassen</text:p>
          </table:table-cell>
          <table:table-cell/>
          <table:table-cell table:style-name="ce177" table:number-columns-repeated="1009"/>
        </table:table-row>
        <table:table-row table:style-name="ro4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177"/>
          <table:table-cell table:number-columns-repeated="1009"/>
        </table:table-row>
        <table:table-row table:style-name="ro4">
          <table:table-cell table:number-columns-repeated="11"/>
          <table:table-cell table:style-name="ce177" office:value-type="string" calcext:value-type="string">
            <text:p>2. Formeln der <text:span text:style-name="T2">blauen Spalten</text:span> nach unten ziehen 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78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10" office:value-type="string" calcext:value-type="string">
            <text:p>grüne Spalten:</text:p>
          </table:table-cell>
          <table:table-cell table:style-name="ce110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13" office:value-type="string" calcext:value-type="string">
            <text:p>rote Spalten:</text:p>
          </table:table-cell>
          <table:table-cell table:style-name="ce113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25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2" table:default-cell-style-name="ce56"/>
        <table:table-column table:style-name="co23" table:default-cell-style-name="ce62"/>
        <table:table-column table:style-name="co24" table:default-cell-style-name="ce68"/>
        <table:table-column table:style-name="co12" table:number-columns-repeated="1019" table:default-cell-style-name="ce56"/>
        <table:table-row table:style-name="ro2">
          <table:table-cell table:style-name="ce49" office:value-type="string" calcext:value-type="string">
            <text:p>Bugs Bunny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AC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gs.bunny@acme.c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ACME | Abrechnung Rüebli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9. April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11.01.2021</text:p>
          </table:table-cell>
          <table:table-cell table:style-name="Default" office:value-type="string" calcext:value-type="string">
            <text:p>Normal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480/(60*24)" office:value-type="time" office:time-value="PT08H00M00S" calcext:value-type="time">
            <text:p>08:00</text:p>
          </table:table-cell>
          <table:table-cell table:style-name="ce211" office:value-type="currency" office:currency="SFr." office:value="400" calcext:value-type="currency">
            <text:p>SFr. 4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2.01.2021</text:p>
          </table:table-cell>
          <table:table-cell table:style-name="Default" office:value-type="string" calcext:value-type="string">
            <text:p>Normal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75/(60*24)" office:value-type="time" office:time-value="PT01H15M00S" calcext:value-type="time">
            <text:p>01:15</text:p>
          </table:table-cell>
          <table:table-cell table:style-name="ce211" office:value-type="currency" office:currency="SFr." office:value="62.5" calcext:value-type="currency">
            <text:p>SFr. 62.5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3.01.2021 - 14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30/(60*24)" office:value-type="time" office:time-value="PT00H30M00S" calcext:value-type="time">
            <text:p>00:30</text:p>
          </table:table-cell>
          <table:table-cell table:style-name="ce211" office:value-type="currency" office:currency="SFr." office:value="25" calcext:value-type="currency">
            <text:p>SFr. 25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5.01.2021 - 16.01.2021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05/(60*24)" office:value-type="time" office:time-value="PT01H45M00S" calcext:value-type="time">
            <text:p>01:45</text:p>
          </table:table-cell>
          <table:table-cell table:style-name="ce211" office:value-type="currency" office:currency="SFr." office:value="87.5" calcext:value-type="currency">
            <text:p>SFr. 87.5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7.01.2021</text:p>
          </table:table-cell>
          <table:table-cell table:style-name="Default" office:value-type="string" calcext:value-type="string">
            <text:p>Kd-zeit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00/(60*24)" office:value-type="time" office:time-value="PT01H40M00S" calcext:value-type="time">
            <text:p>01:40</text:p>
          </table:table-cell>
          <table:table-cell table:style-name="ce211" office:value-type="currency" office:currency="SFr." office:value="83.3333" calcext:value-type="currency">
            <text:p>SFr. 83.33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8.01.2021</text:p>
          </table:table-cell>
          <table:table-cell table:style-name="Default" office:value-type="string" calcext:value-type="string">
            <text:p>Kd-zeit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90/(60*24)" office:value-type="time" office:time-value="PT01H30M00S" calcext:value-type="time">
            <text:p>01:30</text:p>
          </table:table-cell>
          <table:table-cell table:style-name="ce211" office:value-type="currency" office:currency="SFr." office:value="75" calcext:value-type="currency">
            <text:p>SFr. 75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9.01.2021</text:p>
          </table:table-cell>
          <table:table-cell table:style-name="Default" office:value-type="string" calcext:value-type="string">
            <text:p>Kd-geld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35/(60*24)" office:value-type="time" office:time-value="PT02H15M00S" calcext:value-type="time">
            <text:p>02:15</text:p>
          </table:table-cell>
          <table:table-cell table:style-name="ce211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20.01.2021</text:p>
          </table:table-cell>
          <table:table-cell table:style-name="Default" office:value-type="string" calcext:value-type="string">
            <text:p>Kd-geld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20/(60*24)" office:value-type="time" office:time-value="PT02H00M00S" calcext:value-type="time">
            <text:p>02:00</text:p>
          </table:table-cell>
          <table:table-cell table:style-name="ce211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16])" office:value-type="currency" office:currency="SFr." office:value="933.3333" calcext:value-type="currency">
            <text:p>SFr. 933.33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30" table:default-cell-style-name="ce178"/>
        <table:table-column table:style-name="co31" table:default-cell-style-name="ce221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20" office:value-type="string" calcext:value-type="string">
            <text:p>Wert</text:p>
          </table:table-cell>
          <table:table-cell table:style-name="ce178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22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23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.00.0000</text:date>, <text:time style:data-style-name="N2" text:time-value="00:21:41.8009694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27M57S</meta:editing-duration>
    <meta:editing-cycles>647</meta:editing-cycles>
    <meta:generator>LibreOffice/7.0.4.2$Linux_X86_64 LibreOffice_project/00$Build-2</meta:generator>
    <meta:initial-creator>Mensch Meyer</meta:initial-creator>
    <dc:date>2021-04-09T00:21:42.637298572</dc:date>
    <meta:print-date>2018-03-22T10:16:17.782000000</meta:print-date>
    <meta:printed-by>Mensch Meyer</meta:printed-by>
    <meta:document-statistic meta:table-count="4" meta:cell-count="3219" meta:object-count="4"/>
  </office:meta>
</office:document-meta>
</file>